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2.43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3d3d3d" fo:padding="0.071cm" style:rotation-align="none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ackground-color="#ffcc99" style:diagonal-bl-tr="none" style:diagonal-tl-br="none" fo:border="0.74pt solid #3d3d3d" fo:padding="0.071cm" style:rotation-align="none"/>
    </style:style>
    <style:style style:name="ce7" style:family="table-cell" style:parent-style-name="Default" style:data-style-name="N11">
      <style:table-cell-properties style:glyph-orientation-vertical="0" fo:background-color="#ffcc99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3d3d3d" fo:background-color="#ffcc99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2" table:default-cell-style-name="Default"/>
        <table:table-column table:style-name="co3" table:default-cell-style-name="ce1"/>
        <table:table-column table:style-name="co1" table:number-columns-repeated="49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or</text:p>
          </table:table-cell>
          <table:covered-table-cell table:number-columns-repeated="13" table:style-name="ce2"/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s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6" office:value-type="string" calcext:value-type="string">
            <text:p>A classe</text:p>
          </table:table-cell>
          <table:covered-table-cell table:style-name="ce8"/>
          <table:table-cell table:number-columns-repeated="49"/>
        </table:table-row>
        <table:table-row table:style-name="ro1">
          <table:table-cell/>
          <table:covered-table-cell table:number-columns-repeated="2" table:style-name="ce2"/>
          <table:table-cell table:style-name="ce7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2"/>
          <table:table-cell table:style-name="ce7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2" table:number-rows-spanned="1">
            <text:p>10,00%</text:p>
          </table:table-cell>
          <table:covered-table-cell table:style-name="ce2"/>
          <table:covered-table-cell table:style-name="ce9"/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Jord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0" table:formula="of:=ROUND((([.D6]+[.E6]+[.F6])/3)*[.D$5]+(([.G6]+[.H6]+[.I6])/3)*[.G$5]+(([.J6]+[.K6]+[.L6])/3)*[.J$5]+(([.M6]+[.N6])/2)*[.M$5];2)" office:value-type="float" office:value="5.33" calcext:value-type="float">
            <text:p>5,33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Salas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7]+[.E7]+[.F7])/3)*[.D$5]+(([.G7]+[.H7]+[.I7])/3)*[.G$5]+(([.J7]+[.K7]+[.L7])/3)*[.J$5]+(([.M7]+[.N7])/2)*[.M$5];2)" office:value-type="float" office:value="6.45" calcext:value-type="float">
            <text:p>6,45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Triay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8]+[.E8]+[.F8])/3)*[.D$5]+(([.G8]+[.H8]+[.I8])/3)*[.G$5]+(([.J8]+[.K8]+[.L8])/3)*[.J$5]+(([.M8]+[.N8])/2)*[.M$5];2)" office:value-type="float" office:value="7.02" calcext:value-type="float">
            <text:p>7,02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Riudavets</text:p>
          </table:table-cell>
          <table:table-cell table:style-name="ce4" office:value-type="string" calcext:value-type="string">
            <text:p>Pep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ROUND((([.D9]+[.E9]+[.F9])/3)*[.D$5]+(([.G9]+[.H9]+[.I9])/3)*[.G$5]+(([.J9]+[.K9]+[.L9])/3)*[.J$5]+(([.M9]+[.N9])/2)*[.M$5];2)" office:value-type="float" office:value="5.18" calcext:value-type="float">
            <text:p>5,18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Martínez</text:p>
          </table:table-cell>
          <table:table-cell table:style-name="ce4" office:value-type="string" calcext:value-type="string">
            <text:p>Òsca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10" table:formula="of:=ROUND((([.D10]+[.E10]+[.F10])/3)*[.D$5]+(([.G10]+[.H10]+[.I10])/3)*[.G$5]+(([.J10]+[.K10]+[.L10])/3)*[.J$5]+(([.M10]+[.N10])/2)*[.M$5];2)" office:value-type="float" office:value="6.72" calcext:value-type="float">
            <text:p>6,72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Sintes</text:p>
          </table:table-cell>
          <table:table-cell table:style-name="ce4" office:value-type="string" calcext:value-type="string">
            <text:p>Alvar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10" table:formula="of:=ROUND((([.D11]+[.E11]+[.F11])/3)*[.D$5]+(([.G11]+[.H11]+[.I11])/3)*[.G$5]+(([.J11]+[.K11]+[.L11])/3)*[.J$5]+(([.M11]+[.N11])/2)*[.M$5];2)" office:value-type="float" office:value="5.2" calcext:value-type="float">
            <text:p>5,2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Barceló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ROUND((([.D12]+[.E12]+[.F12])/3)*[.D$5]+(([.G12]+[.H12]+[.I12])/3)*[.G$5]+(([.J12]+[.K12]+[.L12])/3)*[.J$5]+(([.M12]+[.N12])/2)*[.M$5];2)" office:value-type="float" office:value="6.35" calcext:value-type="float">
            <text:p>6,35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Azaroual</text:p>
          </table:table-cell>
          <table:table-cell table:style-name="ce4" office:value-type="string" calcext:value-type="string">
            <text:p>Ana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ROUND((([.D13]+[.E13]+[.F13])/3)*[.D$5]+(([.G13]+[.H13]+[.I13])/3)*[.G$5]+(([.J13]+[.K13]+[.L13])/3)*[.J$5]+(([.M13]+[.N13])/2)*[.M$5];2)" office:value-type="float" office:value="6.47" calcext:value-type="float">
            <text:p>6,47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Grau</text:p>
          </table:table-cell>
          <table:table-cell table:style-name="ce4" office:value-type="string" calcext:value-type="string">
            <text:p>Fe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style-name="ce10" table:formula="of:=ROUND((([.D14]+[.E14]+[.F14])/3)*[.D$5]+(([.G14]+[.H14]+[.I14])/3)*[.G$5]+(([.J14]+[.K14]+[.L14])/3)*[.J$5]+(([.M14]+[.N14])/2)*[.M$5];2)" office:value-type="float" office:value="6.23" calcext:value-type="float">
            <text:p>6,23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Madaleno</text:p>
          </table:table-cell>
          <table:table-cell table:style-name="ce4" office:value-type="string" calcext:value-type="string">
            <text:p>Jose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15]+[.E15]+[.F15])/3)*[.D$5]+(([.G15]+[.H15]+[.I15])/3)*[.G$5]+(([.J15]+[.K15]+[.L15])/3)*[.J$5]+(([.M15]+[.N15])/2)*[.M$5];2)" office:value-type="float" office:value="5.28" calcext:value-type="float">
            <text:p>5,28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Pelegri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16]+[.E16]+[.F16])/3)*[.D$5]+(([.G16]+[.H16]+[.I16])/3)*[.G$5]+(([.J16]+[.K16]+[.L16])/3)*[.J$5]+(([.M16]+[.N16])/2)*[.M$5];2)" office:value-type="float" office:value="7.12" calcext:value-type="float">
            <text:p>7,12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Solis</text:p>
          </table:table-cell>
          <table:table-cell table:style-name="ce4" office:value-type="string" calcext:value-type="string">
            <text:p>Fabrizi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0" table:formula="of:=ROUND((([.D17]+[.E17]+[.F17])/3)*[.D$5]+(([.G17]+[.H17]+[.I17])/3)*[.G$5]+(([.J17]+[.K17]+[.L17])/3)*[.J$5]+(([.M17]+[.N17])/2)*[.M$5];2)" office:value-type="float" office:value="3.9" calcext:value-type="float">
            <text:p>3,9</text:p>
          </table:table-cell>
          <table:table-cell table:number-columns-repeated="49"/>
        </table:table-row>
        <table:table-row table:style-name="ro1" table:number-rows-repeated="4">
          <table:table-cell/>
          <table:table-cell table:style-name="ce5" table:number-columns-repeated="14"/>
          <table:table-cell table:number-columns-repeated="4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£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£</number:text>
      <number:number number:decimal-places="0" number:min-decimal-places="0" number:min-integer-digits="1" number:grouping="true"/>
    </number:number-style>
    <number:number-style style:name="N104">
      <number:text>-£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£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£</number:text>
      <number:number number:decimal-places="2" number:min-decimal-places="2" number:min-integer-digits="1" number:grouping="true"/>
    </number:number-style>
    <number:number-style style:name="N106">
      <number:text>-£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19T09:18:10</meta:creation-date>
    <dc:creator>cicles</dc:creator>
    <dc:date>2024-01-19T09:36:31</dc:date>
    <meta:document-statistic meta:table-count="1" meta:cell-count="190" meta:object-count="0"/>
    <meta:generator>LibreOffice/7.3.7.2$Linux_X86_64 LibreOffice_project/30$Build-2</meta:generator>
    <meta:user-defined meta:name="ICV"/>
    <meta:user-defined meta:name="KSOProductBuildVer">1033-11.1.0.11708</meta:user-defined>
  </office:meta>
</office:document-meta>
</file>